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0E0000000DEE3C2AAC680A4D65.png" manifest:media-type="image/png"/>
  <manifest:file-entry manifest:full-path="Pictures/10000EC70000017D00000153FB9557DC2A266D40.svg" manifest:media-type="image/svg+xml"/>
  <manifest:file-entry manifest:full-path="Pictures/100002010000000800000006BF0AC500C0723B25.png" manifest:media-type="image/png"/>
  <manifest:file-entry manifest:full-path="Pictures/100006FA00000133000000ECB0181E49C4A1AF4A.svg" manifest:media-type="image/svg+xml"/>
  <manifest:file-entry manifest:full-path="Pictures/100002010000000A000000082F80486C57BBC914.png" manifest:media-type="image/png"/>
  <manifest:file-entry manifest:full-path="Pictures/1000000000000020000000204B249CA79A42C6D7.png" manifest:media-type="image/png"/>
  <manifest:file-entry manifest:full-path="Pictures/10000201000000120000000D26A1E479A1C0B63A.png" manifest:media-type="image/png"/>
  <manifest:file-entry manifest:full-path="Pictures/10001121000001B500000195B2C20A3245DB4F68.svg" manifest:media-type="image/svg+xml"/>
  <manifest:file-entry manifest:full-path="Pictures/10000D0000000162000001ABE250C217EEDCA2E2.svg" manifest:media-type="image/svg+xml"/>
  <manifest:file-entry manifest:full-path="Pictures/100002010000000C000000092701DEDD02E0233A.png" manifest:media-type="image/png"/>
  <manifest:file-entry manifest:full-path="Pictures/10000201000000110000000E1270EC54EEA5F5E3.png" manifest:media-type="image/png"/>
  <manifest:file-entry manifest:full-path="Pictures/10000656000000D40000009F3D135F32853647DC.svg" manifest:media-type="image/svg+xml"/>
  <manifest:file-entry manifest:full-path="Pictures/10000797000000CA0000013CD44984C81246F9F4.svg" manifest:media-type="image/svg+xml"/>
  <manifest:file-entry manifest:full-path="Pictures/10000201000000110000000F9DBDB275D988B79D.png" manifest:media-type="image/png"/>
  <manifest:file-entry manifest:full-path="Pictures/10000201000000080000000CE510760485DAFB30.png" manifest:media-type="image/png"/>
  <manifest:file-entry manifest:full-path="Pictures/100002010000000D00000010C437C163E60FE161.png" manifest:media-type="image/png"/>
  <manifest:file-entry manifest:full-path="Pictures/1000068600000103000000CC65055D2FCCE179CF.svg" manifest:media-type="image/svg+xml"/>
  <manifest:file-entry manifest:full-path="Pictures/100002010000000A000000081B94E991E83437A2.png" manifest:media-type="image/png"/>
  <manifest:file-entry manifest:full-path="Pictures/10000B6A00000138000000F013FDCADA73BC1E71.svg" manifest:media-type="image/svg+xml"/>
  <manifest:file-entry manifest:full-path="Pictures/100002010000000C00000009E050898D7FE59510.png" manifest:media-type="image/png"/>
  <manifest:file-entry manifest:full-path="Pictures/100010F2000001B40000016DD283FDA886EA2614.svg" manifest:media-type="image/svg+xml"/>
  <manifest:file-entry manifest:full-path="Pictures/1000125F000001BA0000016D82C7B7135DDD0B24.svg" manifest:media-type="image/svg+xml"/>
  <manifest:file-entry manifest:full-path="Pictures/10000201000000100000000E8AF9E242C0A61B92.png" manifest:media-type="image/png"/>
  <manifest:file-entry manifest:full-path="Pictures/100007F00000010B000000CC45AEB65A55BDD824.svg" manifest:media-type="image/svg+xml"/>
  <manifest:file-entry manifest:full-path="Pictures/100015BD000001DB00000153F733AB38EFDED9D3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marker-start="" draw:fill="solid" draw:fill-color="#faebd7" draw:opacity="80%" draw:textarea-horizontal-align="justify" draw:textarea-vertical-align="top" draw:auto-grow-height="false" fo:min-height="4.575cm" fo:min-width="19.726cm"/>
    </style:style>
    <style:style style:name="gr2" style:family="graphic" style:parent-style-name="standard">
      <style:graphic-properties draw:stroke="none" svg:stroke-color="#000000" draw:marker-start="" draw:fill="solid" draw:fill-color="#faebd7" draw:opacity="80%" draw:textarea-horizontal-align="justify" draw:textarea-vertical-align="top" draw:auto-grow-height="false" fo:min-height="4.039cm" fo:min-width="19.758cm"/>
    </style:style>
    <style:style style:name="gr3" style:family="graphic" style:parent-style-name="standard">
      <style:graphic-properties draw:stroke="none" draw:opacity="61%" draw:textarea-horizontal-align="justify" draw:textarea-vertical-align="top" draw:auto-grow-height="false" fo:min-height="2.752cm" fo:min-width="9.337cm"/>
    </style:style>
    <style:style style:name="gr4" style:family="graphic" style:parent-style-name="standard">
      <style:graphic-properties draw:stroke="none" svg:stroke-color="#000000" draw:marker-start="" draw:fill="solid" draw:fill-color="#faebd7" draw:opacity="80%" draw:textarea-horizontal-align="justify" draw:textarea-vertical-align="top" draw:auto-grow-height="false" fo:min-height="4.145cm" fo:min-width="19.658cm"/>
    </style:style>
    <style:style style:name="gr5" style:family="graphic" style:parent-style-name="standard">
      <style:graphic-properties draw:stroke="none" draw:fill-color="#fa8072" draw:opacity="60%" draw:textarea-horizontal-align="justify" draw:textarea-vertical-align="top" draw:auto-grow-height="false" fo:min-height="2.752cm" fo:min-width="7.126cm"/>
    </style:style>
    <style:style style:name="gr6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813cm" fo:min-width="0.517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vertical-align="top" fo:min-height="1.307cm"/>
    </style:style>
    <style:style style:name="gr9" style:family="graphic" style:parent-style-name="standard">
      <style:graphic-properties draw:stroke="none" svg:stroke-color="#000000" draw:fill="none" draw:fill-color="#ffffff" draw:textarea-vertical-align="top" fo:min-height="1.2cm"/>
    </style:style>
    <style:style style:name="gr10" style:family="graphic" style:parent-style-name="objectwithoutfill">
      <style:graphic-properties svg:stroke-color="#000000" draw:marker-start="" draw:marker-end="Arrow" draw:marker-end-width="0.3cm" draw:fill="solid" draw:textarea-vertical-align="middle"/>
    </style:style>
    <style:style style:name="gr1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838cm" fo:min-width="0.542cm"/>
    </style:style>
    <style:style style:name="gr12" style:family="graphic" style:parent-style-name="standard">
      <style:graphic-properties draw:stroke="none" svg:stroke-color="#000000" draw:fill="none" draw:fill-color="#ffffff" draw:textarea-vertical-align="top" fo:min-height="1.236cm"/>
    </style:style>
    <style:style style:name="gr13" style:family="graphic" style:parent-style-name="objectwithoutfill">
      <style:graphic-properties svg:stroke-width="0.018cm" svg:stroke-color="#000000" draw:marker-start="" draw:marker-start-width="0.227cm" draw:marker-end="Arrow" draw:marker-end-width="0.327cm" draw:fill="solid" draw:textarea-vertical-align="middle" fo:padding-top="0.134cm" fo:padding-bottom="0.134cm" fo:padding-left="0.259cm" fo:padding-right="0.259cm"/>
    </style:style>
    <style:style style:name="P1" style:family="paragraph">
      <style:paragraph-properties fo:text-align="end" style:writing-mode="lr-tb"/>
      <style:text-properties fo:font-size="19.2999992370605pt"/>
    </style:style>
    <style:style style:name="P2" style:family="paragraph">
      <loext:graphic-properties draw:fill="solid" draw:fill-color="#faebd7" draw:opacity="80%"/>
      <style:paragraph-properties fo:text-align="end" style:writing-mode="lr-tb"/>
      <style:text-properties fo:font-size="19.2999992370605pt"/>
    </style:style>
    <style:style style:name="P3" style:family="paragraph">
      <style:paragraph-properties fo:text-align="start" style:writing-mode="lr-tb"/>
      <style:text-properties fo:font-size="19.2999992370605pt"/>
    </style:style>
    <style:style style:name="P4" style:family="paragraph">
      <loext:graphic-properties draw:opacity="61%"/>
      <style:paragraph-properties fo:text-align="start" style:writing-mode="lr-tb"/>
      <style:text-properties fo:font-size="19.2999992370605pt"/>
    </style:style>
    <style:style style:name="P5" style:family="paragraph">
      <loext:graphic-properties draw:fill-color="#fa8072" draw:opacity="60%"/>
      <style:paragraph-properties fo:text-align="start" style:writing-mode="lr-tb"/>
      <style:text-properties fo:font-size="19.2999992370605pt"/>
    </style:style>
    <style:style style:name="P6" style:family="paragraph">
      <loext:graphic-properties draw:fill="none" draw:fill-color="#729fcf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3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30pt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fo:font-size="19.2999992370605pt"/>
    </style:style>
    <style:style style:name="T2" style:family="text">
      <style:text-properties fo:font-size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226cm" svg:height="4.825cm" svg:x="0.442cm" svg:y="8.041cm">
          <text:p text:style-name="P1"><text:span text:style-name="T1">Latent/Source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0.258cm" svg:height="4.289cm" svg:x="0.2cm" svg:y="16.311cm">
          <text:p text:style-name="P1"><text:span text:style-name="T1">Parameter Spa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837cm" svg:height="3.002cm" svg:x="1.194cm" svg:y="17.383cm">
          <text:p text:style-name="P3"><text:span text:style-name="T1"><text:s text:c="13"/></text:span><text:span text:style-name="T1">2D Epilep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0.158cm" svg:height="4.395cm" svg:x="0.6cm" svg:y="1.105cm">
          <text:p text:style-name="P1"><text:span text:style-name="T1">Observation/Sensor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7.626cm" svg:height="3.002cm" svg:x="11.142cm" svg:y="17.383cm">
          <text:p text:style-name="P3"><text:span text:style-name="T1"><text:s text:c="5"/></text:span><text:span text:style-name="T1">Hyper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1" draw:id="id11">
          <draw:custom-shape draw:style-name="gr6" draw:text-style-name="P6" draw:layer="layout" svg:width="1.437cm" svg:height="1.501cm" svg:x="9.375cm" svg:y="18.4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\tau_0§svg§600§FALSE§</svg:desc>
            <draw:frame draw:style-name="gr7" draw:text-style-name="P7" draw:layer="layout" svg:width="0.677cm" svg:height="0.504cm" svg:x="9.809cm" svg:y="18.992cm">
              <draw:image xlink:href="Pictures/100006FA00000133000000ECB0181E49C4A1AF4A.svg" xlink:type="simple" xlink:show="embed" xlink:actuate="onLoad" loext:mime-type="image/svg+xml">
                <text:p/>
              </draw:image>
              <draw:image xlink:href="Pictures/100002010000000C00000009E050898D7FE59510.png" xlink:type="simple" xlink:show="embed" xlink:actuate="onLoad" loext:mime-type="image/png"/>
            </draw:frame>
          </draw:g>
        </draw:g>
        <draw:g xml:id="id8" draw:id="id8">
          <draw:custom-shape draw:style-name="gr6" draw:text-style-name="P6" draw:layer="layout" svg:width="1.437cm" svg:height="1.501cm" svg:x="1.526cm" svg:y="18.4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x_{0}^{1}§svg§600§FALSE§</svg:desc>
            <draw:frame draw:style-name="gr7" draw:text-style-name="P7" draw:layer="layout" svg:width="0.78cm" svg:height="0.913cm" svg:x="1.851cm" svg:y="18.67cm">
              <draw:image xlink:href="Pictures/10000D0000000162000001ABE250C217EEDCA2E2.svg" xlink:type="simple" xlink:show="embed" xlink:actuate="onLoad" loext:mime-type="image/svg+xml">
                <text:p/>
              </draw:image>
              <draw:image xlink:href="Pictures/100002010000000D00000010C437C163E60FE161.png" xlink:type="simple" xlink:show="embed" xlink:actuate="onLoad" loext:mime-type="image/png"/>
            </draw:frame>
          </draw:g>
        </draw:g>
        <draw:g xml:id="id9" draw:id="id9">
          <draw:custom-shape draw:style-name="gr6" draw:text-style-name="P6" draw:layer="layout" svg:width="1.437cm" svg:height="1.501cm" svg:x="5.505cm" svg:y="18.4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x_{0}^{N}§svg§600§FALSE§</svg:desc>
            <draw:frame draw:style-name="gr7" draw:text-style-name="P7" draw:layer="layout" svg:width="0.964cm" svg:height="0.866cm" svg:x="5.83cm" svg:y="18.777cm">
              <draw:image xlink:href="Pictures/10001121000001B500000195B2C20A3245DB4F68.svg" xlink:type="simple" xlink:show="embed" xlink:actuate="onLoad" loext:mime-type="image/svg+xml">
                <text:p/>
              </draw:image>
              <draw:image xlink:href="Pictures/10000201000000110000000F9DBDB275D988B79D.png" xlink:type="simple" xlink:show="embed" xlink:actuate="onLoad" loext:mime-type="image/png"/>
            </draw:frame>
          </draw:g>
        </draw:g>
        <draw:frame draw:style-name="gr8" draw:text-style-name="P8" draw:layer="layout" svg:width="2.321cm" svg:height="1.557cm" svg:x="3.294cm" svg:y="18.292cm">
          <draw:text-box>
            <text:p><text:span text:style-name="T2">. . .</text:span></text:p>
          </draw:text-box>
        </draw:frame>
        <draw:g xml:id="id10" draw:id="id10">
          <draw:custom-shape draw:style-name="gr6" draw:text-style-name="P6" draw:layer="layout" svg:width="1.437cm" svg:height="1.501cm" svg:x="7.385cm" svg:y="18.4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K§svg§600§FALSE§</svg:desc>
            <draw:frame draw:style-name="gr7" draw:text-style-name="P7" draw:layer="layout" svg:width="0.688cm" svg:height="0.513cm" svg:x="7.71cm" svg:y="18.992cm">
              <draw:image xlink:href="Pictures/10000B6A00000138000000F013FDCADA73BC1E71.svg" xlink:type="simple" xlink:show="embed" xlink:actuate="onLoad" loext:mime-type="image/svg+xml">
                <text:p/>
              </draw:image>
              <draw:image xlink:href="Pictures/100002010000000C000000092701DEDD02E0233A.png" xlink:type="simple" xlink:show="embed" xlink:actuate="onLoad" loext:mime-type="image/png"/>
            </draw:frame>
          </draw:g>
        </draw:g>
        <draw:g>
          <draw:g>
            <draw:custom-shape draw:style-name="gr6" draw:text-style-name="P6" draw:layer="layout" svg:width="1.437cm" svg:height="1.501cm" svg:x="11.255cm" svg:y="18.4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20§display§\alpha§svg§600§FALSE§</svg:desc>
              <draw:frame draw:style-name="gr7" draw:text-style-name="P7" draw:layer="layout" svg:width="0.466cm" svg:height="0.339cm" svg:x="11.578cm" svg:y="18.992cm">
                <draw:image xlink:href="Pictures/10000656000000D40000009F3D135F32853647DC.svg" xlink:type="simple" xlink:show="embed" xlink:actuate="onLoad" loext:mime-type="image/svg+xml">
                  <text:p/>
                </draw:image>
                <draw:image xlink:href="Pictures/100002010000000800000006BF0AC500C0723B25.png" xlink:type="simple" xlink:show="embed" xlink:actuate="onLoad" loext:mime-type="image/png"/>
              </draw:frame>
            </draw:g>
          </draw:g>
          <draw:g>
            <draw:custom-shape draw:style-name="gr6" draw:text-style-name="P6" draw:layer="layout" svg:width="1.437cm" svg:height="1.501cm" svg:x="13.135cm" svg:y="18.4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20§display§\beta§svg§600§FALSE§</svg:desc>
              <draw:frame draw:style-name="gr7" draw:text-style-name="P7" draw:layer="layout" svg:width="0.445cm" svg:height="0.675cm" svg:x="13.567cm" svg:y="18.885cm">
                <draw:image xlink:href="Pictures/10000797000000CA0000013CD44984C81246F9F4.svg" xlink:type="simple" xlink:show="embed" xlink:actuate="onLoad" loext:mime-type="image/svg+xml">
                  <text:p/>
                </draw:image>
                <draw:image xlink:href="Pictures/10000201000000080000000CE510760485DAFB30.png" xlink:type="simple" xlink:show="embed" xlink:actuate="onLoad" loext:mime-type="image/png"/>
              </draw:frame>
            </draw:g>
          </draw:g>
          <draw:g>
            <draw:custom-shape draw:style-name="gr6" draw:text-style-name="P6" draw:layer="layout" svg:width="1.437cm" svg:height="1.501cm" svg:x="15.126cm" svg:y="18.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20§display§\epsilon_1§svg§600§FALSE§</svg:desc>
              <draw:frame draw:style-name="gr7" draw:text-style-name="P7" draw:layer="layout" svg:width="0.57cm" svg:height="0.435cm" svg:x="15.557cm" svg:y="18.992cm">
                <draw:image xlink:href="Pictures/1000068600000103000000CC65055D2FCCE179CF.svg" xlink:type="simple" xlink:show="embed" xlink:actuate="onLoad" loext:mime-type="image/svg+xml">
                  <text:p/>
                </draw:image>
                <draw:image xlink:href="Pictures/100002010000000A000000082F80486C57BBC914.png" xlink:type="simple" xlink:show="embed" xlink:actuate="onLoad" loext:mime-type="image/png"/>
              </draw:frame>
            </draw:g>
          </draw:g>
          <draw:g>
            <draw:custom-shape draw:style-name="gr6" draw:text-style-name="P6" draw:layer="layout" svg:width="1.437cm" svg:height="1.501cm" svg:x="17.006cm" svg:y="18.4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20§display§\epsilon_2§svg§600§FALSE§</svg:desc>
              <draw:frame draw:style-name="gr7" draw:text-style-name="P7" draw:layer="layout" svg:width="0.588cm" svg:height="0.435cm" svg:x="17.436cm" svg:y="18.992cm">
                <draw:image xlink:href="Pictures/100007F00000010B000000CC45AEB65A55BDD824.svg" xlink:type="simple" xlink:show="embed" xlink:actuate="onLoad" loext:mime-type="image/svg+xml">
                  <text:p/>
                </draw:image>
                <draw:image xlink:href="Pictures/100002010000000A000000081B94E991E83437A2.png" xlink:type="simple" xlink:show="embed" xlink:actuate="onLoad" loext:mime-type="image/png"/>
              </draw:frame>
            </draw:g>
          </draw:g>
        </draw:g>
        <draw:g xml:id="id1" draw:id="id1">
          <draw:custom-shape draw:style-name="gr6" draw:text-style-name="P6" draw:layer="layout" svg:width="1.437cm" svg:height="1.501cm" draw:transform="rotate (0.000174532925199433) translate (1.769cm 9.8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\vec x_{t_1}§svg§600§FALSE§</svg:desc>
            <draw:frame draw:style-name="gr7" draw:text-style-name="P7" draw:layer="layout" svg:width="0.962cm" svg:height="0.78cm" svg:x="2.094cm" svg:y="10.188cm">
              <draw:image xlink:href="Pictures/100010F2000001B40000016DD283FDA886EA2614.svg" xlink:type="simple" xlink:show="embed" xlink:actuate="onLoad" loext:mime-type="image/svg+xml">
                <text:p/>
              </draw:image>
              <draw:image xlink:href="Pictures/10000201000000100000000E8AF9E242C0A61B92.png" xlink:type="simple" xlink:show="embed" xlink:actuate="onLoad" loext:mime-type="image/png"/>
            </draw:frame>
          </draw:g>
        </draw:g>
        <draw:g xml:id="id2" draw:id="id2">
          <draw:g>
            <svg:title>TexMaths</svg:title>
            <svg:desc>20§display§\vec x_{t_2}§svg§600§FALSE§</svg:desc>
            <draw:frame draw:style-name="gr7" draw:text-style-name="P7" draw:layer="layout" svg:width="0.975cm" svg:height="0.78cm" svg:x="4.747cm" svg:y="10.19cm">
              <draw:image xlink:href="Pictures/1000125F000001BA0000016D82C7B7135DDD0B24.svg" xlink:type="simple" xlink:show="embed" xlink:actuate="onLoad" loext:mime-type="image/svg+xml">
                <text:p/>
              </draw:image>
              <draw:image xlink:href="Pictures/10000201000000110000000E1270EC54EEA5F5E3.png" xlink:type="simple" xlink:show="embed" xlink:actuate="onLoad" loext:mime-type="image/png"/>
            </draw:frame>
          </draw:g>
          <draw:custom-shape draw:style-name="gr6" draw:text-style-name="P6" draw:layer="layout" svg:width="1.437cm" svg:height="1.501cm" draw:transform="rotate (0.000174532925199433) translate (4.425cm 9.8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g>
            <svg:title>TexMaths</svg:title>
            <svg:desc>20§display§\vec x_{t_T}§svg§600§FALSE§</svg:desc>
            <draw:frame draw:style-name="gr7" draw:text-style-name="P7" draw:layer="layout" svg:width="1.048cm" svg:height="0.725cm" svg:x="9.726cm" svg:y="10.19cm">
              <draw:image xlink:href="Pictures/100015BD000001DB00000153F733AB38EFDED9D3.svg" xlink:type="simple" xlink:show="embed" xlink:actuate="onLoad" loext:mime-type="image/svg+xml">
                <text:p/>
              </draw:image>
              <draw:image xlink:href="Pictures/10000201000000120000000D26A1E479A1C0B63A.png" xlink:type="simple" xlink:show="embed" xlink:actuate="onLoad" loext:mime-type="image/png"/>
            </draw:frame>
          </draw:g>
          <draw:custom-shape draw:style-name="gr6" draw:text-style-name="P6" draw:layer="layout" svg:width="1.437cm" svg:height="1.501cm" draw:transform="rotate (0.000174532925199433) translate (9.402cm 9.8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10" xml:id="id3" draw:id="id3" draw:layer="layout" svg:width="2.1cm" svg:height="1.45cm" svg:x="6.075cm" svg:y="9.865cm">
          <draw:text-box>
            <text:p text:style-name="P9"><text:span text:style-name="T2">. . .</text:span></text:p>
          </draw:text-box>
        </draw:frame>
        <draw:connector draw:style-name="gr10" draw:text-style-name="P11" draw:layer="layout" draw:type="line" svg:x1="3.206cm" svg:y1="10.616cm" svg:x2="4.425cm" svg:y2="10.617cm" draw:start-shape="id1" draw:start-glue-point="1" draw:end-shape="id2" svg:d="M3206 10616l1219 1" svg:viewBox="0 0 1220 2">
          <text:p/>
        </draw:connector>
        <draw:connector draw:style-name="gr10" draw:text-style-name="P11" draw:layer="layout" draw:type="line" svg:x1="8.175cm" svg:y1="10.59cm" svg:x2="9.402cm" svg:y2="10.625cm" draw:start-shape="id3" draw:end-shape="id4" draw:end-glue-point="3" svg:d="M8175 10590l1227 35" svg:viewBox="0 0 1228 36">
          <text:p/>
        </draw:connector>
        <draw:g xml:id="id5" draw:id="id5">
          <draw:custom-shape draw:style-name="gr11" draw:text-style-name="P6" draw:layer="layout" svg:width="1.472cm" svg:height="1.538cm" draw:transform="rotate (0.000174532925199433) translate (1.76cm 2.3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\vec s_{t_1}§svg§600§FALSE§</svg:desc>
            <draw:frame draw:style-name="gr7" draw:text-style-name="P7" draw:layer="layout" svg:width="0.778cm" svg:height="0.693cm" svg:x="2.093cm" svg:y="2.729cm">
              <draw:image xlink:href="Pictures/10000EC70000017D00000153FB9557DC2A266D40.svg" xlink:type="simple" xlink:show="embed" xlink:actuate="onLoad" loext:mime-type="image/svg+xml">
                <text:p/>
              </draw:image>
              <draw:image xlink:href="Pictures/100002010000000E0000000DEE3C2AAC680A4D65.png" xlink:type="simple" xlink:show="embed" xlink:actuate="onLoad" loext:mime-type="image/png"/>
            </draw:frame>
          </draw:g>
        </draw:g>
        <draw:g xml:id="id6" draw:id="id6">
          <draw:custom-shape draw:style-name="gr11" draw:text-style-name="P6" draw:layer="layout" svg:width="1.472cm" svg:height="1.538cm" draw:transform="rotate (0.000174532925199433) translate (4.424cm 2.3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\vec s_{t_1}§svg§600§FALSE§</svg:desc>
            <draw:frame draw:style-name="gr7" draw:text-style-name="P7" draw:layer="layout" svg:width="0.778cm" svg:height="0.693cm" svg:x="4.757cm" svg:y="2.729cm">
              <draw:image xlink:href="Pictures/10000EC70000017D00000153FB9557DC2A266D40.svg" xlink:type="simple" xlink:show="embed" xlink:actuate="onLoad" loext:mime-type="image/svg+xml">
                <text:p/>
              </draw:image>
              <draw:image xlink:href="Pictures/100002010000000E0000000DEE3C2AAC680A4D65.png" xlink:type="simple" xlink:show="embed" xlink:actuate="onLoad" loext:mime-type="image/png"/>
            </draw:frame>
          </draw:g>
        </draw:g>
        <draw:g xml:id="id7" draw:id="id7">
          <draw:custom-shape draw:style-name="gr11" draw:text-style-name="P6" draw:layer="layout" svg:width="1.472cm" svg:height="1.538cm" draw:transform="rotate (0.000174532925199433) translate (9.447cm 2.3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\vec s_{t_1}§svg§600§FALSE§</svg:desc>
            <draw:frame draw:style-name="gr7" draw:text-style-name="P7" draw:layer="layout" svg:width="0.778cm" svg:height="0.693cm" svg:x="9.78cm" svg:y="2.729cm">
              <draw:image xlink:href="Pictures/10000EC70000017D00000153FB9557DC2A266D40.svg" xlink:type="simple" xlink:show="embed" xlink:actuate="onLoad" loext:mime-type="image/svg+xml">
                <text:p/>
              </draw:image>
              <draw:image xlink:href="Pictures/100002010000000E0000000DEE3C2AAC680A4D65.png" xlink:type="simple" xlink:show="embed" xlink:actuate="onLoad" loext:mime-type="image/png"/>
            </draw:frame>
          </draw:g>
        </draw:g>
        <draw:frame draw:style-name="gr12" draw:text-style-name="P10" draw:layer="layout" svg:width="2.151cm" svg:height="1.486cm" svg:x="6.372cm" svg:y="2.398cm">
          <draw:text-box>
            <text:p text:style-name="P9"><text:span text:style-name="T2">. . .</text:span></text:p>
          </draw:text-box>
        </draw:frame>
        <draw:connector draw:style-name="gr10" draw:text-style-name="P11" draw:layer="layout" draw:type="line" svg:x1="2.487cm" svg:y1="9.866cm" svg:x2="2.496cm" svg:y2="3.937cm" draw:start-shape="id1" draw:start-glue-point="0" draw:end-shape="id5" draw:end-glue-point="2" svg:d="M2487 9866l9-5929" svg:viewBox="0 0 10 5930">
          <text:p/>
        </draw:connector>
        <draw:connector draw:style-name="gr10" draw:text-style-name="P11" draw:layer="layout" draw:type="line" svg:x1="5.143cm" svg:y1="9.867cm" svg:x2="5.16cm" svg:y2="3.937cm" draw:start-shape="id2" draw:start-glue-point="0" draw:end-shape="id6" draw:end-glue-point="2" svg:d="M5143 9867l17-5930" svg:viewBox="0 0 18 5931">
          <text:p/>
        </draw:connector>
        <draw:connector draw:style-name="gr13" draw:text-style-name="P11" draw:layer="layout" draw:type="line" svg:x1="10.12cm" svg:y1="9.875cm" svg:x2="10.183cm" svg:y2="3.937cm" draw:start-shape="id4" draw:start-glue-point="0" draw:end-shape="id7" draw:end-glue-point="2" svg:d="M10120 9875l63-5938" svg:viewBox="0 0 64 5939">
          <text:p/>
        </draw:connector>
        <draw:connector draw:style-name="gr10" draw:text-style-name="P11" draw:layer="layout" draw:type="line" svg:x1="2.244cm" svg:y1="18.455cm" svg:x2="10.12cm" svg:y2="11.376cm" draw:start-shape="id8" draw:start-glue-point="0" draw:end-shape="id4" draw:end-glue-point="2" svg:d="M2244 18455l7876-7079" svg:viewBox="0 0 7877 7080">
          <text:p/>
        </draw:connector>
        <draw:connector draw:style-name="gr10" draw:text-style-name="P11" draw:layer="layout" draw:type="line" svg:x1="6.223cm" svg:y1="18.455cm" svg:x2="10.12cm" svg:y2="11.376cm" draw:start-shape="id9" draw:start-glue-point="0" draw:end-shape="id4" draw:end-glue-point="2" svg:d="M6223 18455l3897-7079" svg:viewBox="0 0 3898 7080">
          <text:p/>
        </draw:connector>
        <draw:connector draw:style-name="gr10" draw:text-style-name="P11" draw:layer="layout" draw:type="line" svg:x1="8.103cm" svg:y1="18.456cm" svg:x2="10.12cm" svg:y2="11.376cm" draw:start-shape="id10" draw:start-glue-point="0" draw:end-shape="id4" draw:end-glue-point="2" svg:d="M8103 18456l2017-7080" svg:viewBox="0 0 2018 7081">
          <text:p/>
        </draw:connector>
        <draw:connector draw:style-name="gr10" draw:text-style-name="P11" draw:layer="layout" draw:type="line" svg:x1="10.093cm" svg:y1="18.457cm" svg:x2="10.12cm" svg:y2="11.376cm" draw:start-shape="id11" draw:start-glue-point="0" draw:end-shape="id4" draw:end-glue-point="2" svg:d="M10093 18457l27-7081" svg:viewBox="0 0 28 7082">
          <text:p/>
        </draw:connector>
        <draw:connector draw:style-name="gr10" draw:text-style-name="P11" draw:layer="layout" draw:type="line" svg:x1="2.244cm" svg:y1="18.455cm" svg:x2="5.143cm" svg:y2="11.368cm" draw:start-shape="id8" draw:start-glue-point="0" draw:end-shape="id2" draw:end-glue-point="2" svg:d="M2244 18455l2899-7087" svg:viewBox="0 0 2900 7088">
          <text:p/>
        </draw:connector>
        <draw:connector draw:style-name="gr10" draw:text-style-name="P11" draw:layer="layout" draw:type="line" svg:x1="6.223cm" svg:y1="18.455cm" svg:x2="5.143cm" svg:y2="11.368cm" draw:start-shape="id9" draw:start-glue-point="0" draw:end-shape="id2" draw:end-glue-point="2" svg:d="M6223 18455l-1080-7087" svg:viewBox="0 0 1081 7088">
          <text:p/>
        </draw:connector>
        <draw:connector draw:style-name="gr10" draw:text-style-name="P11" draw:layer="layout" draw:type="line" svg:x1="8.103cm" svg:y1="18.456cm" svg:x2="5.143cm" svg:y2="11.368cm" draw:start-shape="id10" draw:start-glue-point="0" draw:end-shape="id2" draw:end-glue-point="2" svg:d="M8103 18456l-2960-7088" svg:viewBox="0 0 2961 7089">
          <text:p/>
        </draw:connector>
        <draw:connector draw:style-name="gr10" draw:text-style-name="P11" draw:layer="layout" draw:type="line" svg:x1="10.093cm" svg:y1="18.457cm" svg:x2="5.143cm" svg:y2="11.368cm" draw:start-shape="id11" draw:start-glue-point="0" draw:end-shape="id2" draw:end-glue-point="2" svg:d="M10093 18457l-4950-7089" svg:viewBox="0 0 4951 7090">
          <text:p/>
        </draw:connector>
        <draw:connector draw:style-name="gr10" draw:text-style-name="P11" draw:layer="layout" draw:type="line" svg:x1="2.244cm" svg:y1="18.455cm" svg:x2="2.487cm" svg:y2="11.367cm" draw:start-shape="id8" draw:start-glue-point="0" draw:end-shape="id1" draw:end-glue-point="2" svg:d="M2244 18455l243-7088" svg:viewBox="0 0 244 7089">
          <text:p/>
        </draw:connector>
        <draw:connector draw:style-name="gr10" draw:text-style-name="P11" draw:layer="layout" draw:type="line" svg:x1="6.223cm" svg:y1="18.455cm" svg:x2="2.487cm" svg:y2="11.367cm" draw:start-shape="id9" draw:start-glue-point="0" draw:end-shape="id1" draw:end-glue-point="2" svg:d="M6223 18455l-3736-7088" svg:viewBox="0 0 3737 7089">
          <text:p/>
        </draw:connector>
        <draw:connector draw:style-name="gr10" draw:text-style-name="P11" draw:layer="layout" draw:type="line" svg:x1="8.103cm" svg:y1="18.456cm" svg:x2="2.487cm" svg:y2="11.367cm" draw:start-shape="id10" draw:start-glue-point="0" draw:end-shape="id1" draw:end-glue-point="2" svg:d="M8103 18456l-5616-7089" svg:viewBox="0 0 5617 7090">
          <text:p/>
        </draw:connector>
        <draw:connector draw:style-name="gr10" draw:text-style-name="P11" draw:layer="layout" draw:type="line" svg:x1="10.093cm" svg:y1="18.457cm" svg:x2="2.487cm" svg:y2="11.367cm" draw:start-shape="id11" draw:start-glue-point="0" draw:end-shape="id1" draw:end-glue-point="2" svg:d="M10093 18457l-7606-7090" svg:viewBox="0 0 7607 709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marker-start="Arrow" draw:marker-end="Circl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5T15:42:38.431340860</meta:creation-date>
    <dc:date>2020-01-07T16:30:11.553320856</dc:date>
    <meta:editing-duration>PT4H58M47S</meta:editing-duration>
    <meta:editing-cycles>15</meta:editing-cycles>
    <meta:generator>LibreOffice/6.3.3.2$Linux_X86_64 LibreOffice_project/30$Build-2</meta:generator>
    <meta:document-statistic meta:object-count="82"/>
  </office:meta>
</office:document-meta>
</file>